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3:17:25.5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5T23:22:35.803000000</dc:date>
    <meta:editing-duration>PT11H37M3S</meta:editing-duration>
    <meta:editing-cycles>165</meta:editing-cycles>
    <meta:generator>LibreOffice/7.2.2.2$Windows_X86_64 LibreOffice_project/02b2acce88a210515b4a5bb2e46cbfb63fe97d56</meta:generator>
    <meta:document-statistic meta:table-count="1" meta:cell-count="5648" meta:object-count="0"/>
  </office:meta>
</office:document-meta>
</file>